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eet_wid</text:p>
          </table:table-cell>
          <table:table-cell office:value-type="string" calcext:value-type="string">
            <text:p>sidewalk_wid</text:p>
          </table:table-cell>
          <table:table-cell office:value-type="string" calcext:value-type="string">
            <text:p>landscape</text:p>
          </table:table-cell>
          <table:table-cell office:value-type="string" calcext:value-type="string">
            <text:p>build_ident</text:p>
          </table:table-cell>
          <table:table-cell office:value-type="string" calcext:value-type="string">
            <text:p>trees</text:p>
          </table:table-cell>
        </table:table-row>
        <table:table-row table:style-name="ro2">
          <table:table-cell table:style-name="ce1" office:value-type="string" calcext:value-type="string">
            <text:p>https://contribua.org/bairros/norte/centro/R._Maciel_Pinheiro_248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%C3%BAjo_37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03.jpg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13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03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03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2.jpg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70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2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293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22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5.jp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315.jpg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2.jpg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315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93.jpg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18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315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92_112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2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03.jpg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03.jpg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03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2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135.jpg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2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112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270.jpg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https://contribua.org/bairros/norte/centro/R._Manoel_Pereira_de_Araújo_300_13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270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48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18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2.jpg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9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180.jpg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2.jpg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136_2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90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135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315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90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203.jpg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31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203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284_36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1546_203.jpg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203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0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222_22.jpg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360_9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00_203.jpg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03.jpg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54_112.jpg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135.jpg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602_135.jpg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188_135.jpg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92_22.jpg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239_270.jpg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360_90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70_22.jpg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oeste/catole/R._Inácio_Marquês_da_Silva_12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norte/centro/R._Manoel_Pereira_de_Araújo_370_203.jpg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tps://contribua.org/bairros/oeste/liberdade/R._Edésio_Silva_306_315.jpg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contribua.org/bairros/norte/centro/R._Maciel_Pinheiro_130_270.jpg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6:56:54.77256226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14:58:43.890187785</meta:creation-date>
    <dc:date>2017-10-17T17:11:05.737420291</dc:date>
    <meta:editing-duration>PT1H6M48S</meta:editing-duration>
    <meta:editing-cycles>30</meta:editing-cycles>
    <meta:generator>LibreOffice/5.1.6.2$Linux_X86_64 LibreOffice_project/10m0$Build-2</meta:generator>
    <meta:document-statistic meta:table-count="1" meta:cell-count="486" meta:object-count="0"/>
  </office:meta>
</office:document-meta>
</file>